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2.5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fill-color="#f7d1d5" draw:textarea-horizontal-align="justify" draw:textarea-vertical-align="middle" draw:auto-grow-height="false" fo:min-height="9.2cm" fo:min-width="14.25cm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1.625cm" fo:min-width="1.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.5cm" fo:min-width="6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" style:family="graphic" style:parent-style-name="standard">
      <style:graphic-properties svg:stroke-color="#ffb66c" draw:textarea-horizontal-align="justify" draw:textarea-vertical-align="middle" draw:auto-grow-height="false" fo:min-height="5cm" fo:min-width="2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" style:family="graphic" style:parent-style-name="standard">
      <style:graphic-properties draw:fill-color="#bf819e" draw:textarea-horizontal-align="justify" draw:textarea-vertical-align="middle" draw:auto-grow-height="false" fo:min-height="1.5cm" fo:min-width="5.75cm"/>
      <style:paragraph-properties style:writing-mode="lr-tb"/>
    </style:style>
    <style:style style:name="gr10" style:family="graphic" style:parent-style-name="standard">
      <style:graphic-properties svg:stroke-color="#158466" draw:textarea-horizontal-align="justify" draw:textarea-vertical-align="middle" draw:auto-grow-height="false" fo:min-height="1cm" fo:min-width="4.75cm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1cm"/>
      <style:paragraph-properties style:writing-mode="lr-tb"/>
    </style:style>
    <style:style style:name="gr13" style:family="graphic" style:parent-style-name="objectwithoutfill">
      <style:graphic-properties svg:stroke-color="#158466" draw:marker-end="Extrémités_20_de_20_flèche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Long_20_Dash" draw:marker-end="Extrémités_20_de_20_flèche_20_3" draw:marker-end-width="0.3cm" svg:stroke-linecap="butt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cm" fo:min-width="1.25cm"/>
    </style:style>
    <style:style style:name="gr18" style:family="graphic" style:parent-style-name="standard">
      <style:graphic-properties svg:stroke-opacity="10%" draw:fill-color="#3faf46" draw:textarea-horizontal-align="justify" draw:textarea-vertical-align="middle" draw:auto-grow-height="false" fo:min-height="0.458cm" fo:min-width="0.208cm"/>
      <style:paragraph-properties style:writing-mode="lr-tb"/>
    </style:style>
    <style:style style:name="gr19" style:family="graphic" style:parent-style-name="standard" style:list-style-name="L1">
      <style:graphic-properties draw:fill-color="#ea7500" draw:textarea-horizontal-align="justify" draw:textarea-vertical-align="middle" draw:auto-grow-height="false" fo:min-height="0.875cm" fo:min-width="1.877cm"/>
      <style:paragraph-properties style:writing-mode="lr-tb"/>
    </style:style>
    <style:style style:name="gr20" style:family="graphic" style:parent-style-name="standard">
      <style:graphic-properties svg:stroke-color="#a7074b" draw:textarea-horizontal-align="justify" draw:textarea-vertical-align="middle" draw:auto-grow-height="false" fo:min-height="1cm" fo:min-width="1.07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-color="#f7d1d5"/>
      <style:paragraph-properties fo:text-align="center"/>
    </style:style>
    <style:style style:name="P4" style:family="paragraph"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-color="#ffde59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d4c05" loext:opacity="100%" fo:font-size="10pt" style:font-size-asian="10pt" style:font-size-complex="10pt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158466" loext:opacity="100%"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-color="#3faf46"/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7" style:family="paragraph">
      <style:paragraph-properties fo:text-align="center" style:writing-mode="lr-tb"/>
      <style:text-properties fo:font-size="7pt" style:font-size-asian="7pt" style:font-size-complex="7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ed4c05" loext:opacity="100%" fo:font-size="10pt" style:font-size-asian="10pt" style:font-size-complex="10pt"/>
    </style:style>
    <style:style style:name="T6" style:family="text">
      <style:text-properties fo:color="#158466" loext:opacity="100%" fo:font-size="10pt" style:font-size-asian="10pt" style:font-size-complex="10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6cm" svg:x="3.351cm" svg:y="7.501cm">
          <text:p text:style-name="P1">Kafka</text:p>
          <text:p text:style-name="P1">Topic</text:p>
          <text:p text:style-name="P1"><text:span text:style-name="T1">http-reques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75cm" svg:height="0.806cm" svg:x="15.75cm" svg:y="5.8cm">
          <draw:text-box>
            <text:p><text:span text:style-name="T2">JVM</text:span></text:p>
          </draw:text-box>
        </draw:frame>
        <draw:custom-shape draw:style-name="gr3" draw:text-style-name="P3" draw:layer="layout" svg:width="14.75cm" svg:height="9.45cm" svg:x="9.6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349cm" svg:height="3cm" svg:x="20.501cm" svg:y="7.75cm">
          <text:p text:style-name="P4"><text:span text:style-name="T3">Target depending on the ‘</text:span><text:span text:style-name="T4">publish’</text:span><text:span text:style-name="T3"> mod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7.25cm" svg:height="8.75cm" svg:x="9.85cm" svg:y="5.7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5cm" svg:height="1.916cm" svg:x="11.555cm" svg:y="5.827cm">
          <draw:text-box>
            <text:p text:style-name="P6"><text:span text:style-name="T3">HTTP</text:span></text:p>
            <text:p text:style-name="P6"><text:span text:style-name="T3"><text:s/></text:span><text:span text:style-name="T3">Sink </text:span></text:p>
            <text:p text:style-name="P6"><text:span text:style-name="T3">connector</text:span></text:p>
          </draw:text-box>
        </draw:frame>
        <draw:custom-shape draw:style-name="gr7" draw:text-style-name="P6" draw:layer="layout" svg:width="3cm" svg:height="5.25cm" svg:x="12.4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495cm" svg:height="1.039cm" svg:x="13.155cm" svg:y="7.661cm">
          <draw:text-box>
            <text:p text:style-name="P6"><text:span text:style-name="T5">Retry</text:span></text:p>
          </draw:text-box>
        </draw:frame>
        <draw:custom-shape draw:style-name="gr9" draw:text-style-name="P9" draw:layer="layout" svg:width="6.25cm" svg:height="1.75cm" svg:x="12.35cm" svg:y="16.5cm">
          <text:p text:style-name="P1">websit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25cm" svg:height="1.25cm" svg:x="10.6cm" svg:y="1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495cm" svg:height="1.039cm" svg:x="12.556cm" svg:y="13.228cm">
          <draw:text-box>
            <text:p text:style-name="P6"><text:span text:style-name="T6">HTTP</text:span></text:p>
            <text:p text:style-name="P6"><text:span text:style-name="T6">Client</text:span></text:p>
          </draw:text-box>
        </draw:frame>
        <draw:line draw:style-name="gr11" draw:text-style-name="P11" draw:layer="layout" svg:x1="14.6cm" svg:y1="16.5cm" svg:x2="13.85cm" svg:y2="12.5cm">
          <text:p/>
        </draw:line>
        <draw:custom-shape draw:style-name="gr12" draw:text-style-name="P12" draw:layer="layout" svg:width="3cm" svg:height="1.5cm" svg:x="12.4cm" svg:y="11.05cm">
          <text:p text:style-name="P12"><text:span text:style-name="T7">Http response cod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1" draw:layer="layout" svg:x1="15.35cm" svg:y1="11.75cm" svg:x2="20.6cm" svg:y2="9.5cm">
          <text:p/>
        </draw:line>
        <draw:line draw:style-name="gr14" draw:text-style-name="P11" draw:layer="layout" svg:x1="15.167cm" svg:y1="11.654cm" svg:x2="20.6cm" svg:y2="9cm">
          <text:p/>
        </draw:line>
        <draw:line draw:style-name="gr11" draw:text-style-name="P11" draw:layer="layout" svg:x1="14.3cm" svg:y1="11.1cm" svg:x2="14.3cm" svg:y2="10.051cm">
          <text:p/>
        </draw:line>
        <draw:custom-shape draw:style-name="gr12" draw:text-style-name="P12" draw:layer="layout" svg:width="3cm" svg:height="1.5cm" svg:x="12.401cm" svg:y="8.551cm">
          <text:p text:style-name="P12"><text:span text:style-name="T7">Http response cod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11" draw:layer="layout" svg:x1="13.55cm" svg:y1="10cm" svg:x2="13.55cm" svg:y2="11.25cm">
          <text:p/>
        </draw:line>
        <draw:frame draw:style-name="gr16" draw:text-style-name="P8" draw:layer="layout" svg:width="0.745cm" svg:height="0.645cm" svg:x="12.905cm" svg:y="10.05cm">
          <draw:text-box>
            <text:p text:style-name="P6"><text:span text:style-name="T5">?</text:span></text:p>
          </draw:text-box>
        </draw:frame>
        <draw:custom-shape draw:style-name="gr17" draw:text-style-name="P6" draw:layer="layout" svg:width="1.75cm" svg:height="5.25cm" svg:x="10.1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9.1cm" svg:y="10.25cm">
          <text:p text:style-name="P13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2.751cm" svg:height="1.499cm" svg:x="6.55cm" svg:y="8.001cm">
          <text:p text:style-name="P15"><text:span text:style-name="T9">site.com</text:span></text:p>
          <text:p text:style-name="P15"><text:span text:style-name="T9">GET</text:span></text:p>
          <text:p text:style-name="P15"><text:span text:style-name="T9">/foo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1" draw:text-style-name="P11" draw:layer="layout" svg:x1="11.1cm" svg:y1="10.5cm" svg:x2="13.85cm" svg:y2="16.5cm">
          <text:p/>
        </draw:line>
        <draw:custom-shape draw:style-name="gr20" draw:text-style-name="P17" draw:layer="layout" svg:width="1.578cm" svg:height="1.25cm" svg:x="10.166cm" svg:y="9.25cm">
          <text:p text:style-name="P17"><text:span text:style-name="T10">transform</text:span></text:p>
          <text:p text:style-name="P17"><text:span text:style-name="T10"><text:s/></text:span><text:span text:style-name="T10">into http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6.1cm" svg:y1="10cm" svg:x2="10.1cm" svg:y2="10cm">
          <text:p/>
        </draw:line>
        <draw:custom-shape draw:style-name="gr18" draw:text-style-name="P14" draw:layer="layout" svg:width="1cm" svg:height="1cm" svg:x="11.1cm" svg:y="12cm">
          <text:p text:style-name="P13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1cm" svg:height="1cm" svg:x="14.35cm" svg:y="12cm">
          <text:p text:style-name="P13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1cm" svg:height="1cm" svg:x="14.6cm" svg:y="10cm">
          <text:p text:style-name="P13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00:27:06.127960528</meta:creation-date>
    <dc:date>2023-11-30T14:16:56.288359597</dc:date>
    <meta:editing-duration>PT3M28S</meta:editing-duration>
    <meta:editing-cycles>4</meta:editing-cycles>
    <meta:generator>LibreOffice/7.3.7.2$Linux_X86_64 LibreOffice_project/30$Build-2</meta:generator>
    <meta:document-statistic meta:object-count="28"/>
  </office:meta>
</office:document-meta>
</file>